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17700002491000018FB87A6902A.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Times New Roman" fo:font-size="10.5pt" style:font-size-asian="10.5pt" style:font-size-complex="10.5pt"/>
    </style:style>
    <style:style style:name="P3" style:family="paragraph" style:parent-style-name="figureHead">
      <style:paragraph-properties fo:margin-left="0cm" fo:margin-right="0cm" fo:orphans="2" fo:widows="2" fo:text-indent="0cm" style:auto-text-indent="false"/>
      <style:text-properties fo:font-size="12pt" fo:font-weight="bold" style:font-size-asian="12pt" style:font-weight-asian="bold" style:font-size-complex="12pt" style:font-weight-complex="bold"/>
    </style:style>
    <style:style style:name="P4" style:family="paragraph" style:parent-style-name="bullet">
      <style:paragraph-properties loext:contextual-spacing="false" fo:margin-top="0cm" fo:margin-bottom="0.176cm" fo:orphans="2" fo:widows="2"/>
    </style:style>
    <style:style style:name="P5" style:family="paragraph" style:parent-style-name="bullet">
      <style:paragraph-properties loext:contextual-spacing="false" fo:margin-top="0cm" fo:margin-bottom="0.176cm" fo:text-align="start" style:justify-single-word="false" fo:orphans="2" fo:widows="2"/>
    </style:style>
    <style:style style:name="P6" style:family="paragraph" style:parent-style-name="Standard">
      <style:paragraph-properties loext:contextual-spacing="false" fo:margin-top="0cm" fo:margin-bottom="2.54cm" style:line-height-at-least="0.353cm" fo:orphans="2" fo:widows="2"/>
    </style:style>
    <style:style style:name="P7" style:family="paragraph" style:parent-style-name="Standard">
      <style:paragraph-properties loext:contextual-spacing="false" fo:margin-top="0.423cm" fo:margin-bottom="0cm" style:line-height-at-least="0.353cm" fo:orphans="2" fo:widows="2" fo:keep-with-next="always"/>
    </style:style>
    <style:style style:name="P8" style:family="paragraph" style:parent-style-name="Standard">
      <style:paragraph-properties loext:contextual-spacing="false" fo:margin-top="0.141cm" fo:margin-bottom="0cm" style:line-height-at-least="0.353cm" fo:orphans="2" fo:widows="2" fo:keep-with-next="always"/>
    </style:style>
    <style:style style:name="P9" style:family="paragraph" style:parent-style-name="Standard">
      <style:paragraph-properties loext:contextual-spacing="false" fo:margin-top="0cm" fo:margin-bottom="0.247cm" fo:line-height="100%" fo:text-align="justify" style:justify-single-word="false" fo:orphans="2" fo:widows="2" fo:padding="0cm" fo:border="none"/>
    </style:style>
    <style:style style:name="P10" style:family="paragraph" style:parent-style-name="sectionheading">
      <style:paragraph-properties loext:contextual-spacing="false" fo:margin-top="0.106cm" fo:margin-bottom="0.141cm" fo:orphans="2" fo:widows="2"/>
    </style:style>
    <style:style style:name="P11" style:family="paragraph" style:parent-style-name="sectionheading">
      <style:paragraph-properties loext:contextual-spacing="false" fo:margin-top="0.071cm" fo:margin-bottom="0.141cm" fo:orphans="2" fo:widows="2"/>
    </style:style>
    <style:style style:name="P12"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3" style:family="paragraph" style:parent-style-name="Heading_20_2">
      <style:paragraph-properties loext:contextual-spacing="false" fo:margin-top="0cm" fo:margin-bottom="0.247cm" fo:orphans="2" fo:widows="2"/>
    </style:style>
    <style:style style:name="P14" style:family="paragraph" style:parent-style-name="body">
      <style:paragraph-properties fo:orphans="2" fo:widows="2"/>
    </style:style>
    <style:style style:name="P15" style:family="paragraph" style:parent-style-name="body">
      <style:paragraph-properties loext:contextual-spacing="false" fo:orphans="2" fo:widows="2"/>
    </style:style>
    <style:style style:name="P16" style:family="paragraph" style:parent-style-name="Heading_20_3">
      <style:paragraph-properties loext:contextual-spacing="false" fo:margin-top="0cm" fo:margin-bottom="0.176cm" fo:orphans="2" fo:widows="2"/>
    </style:style>
    <style:style style:name="P17" style:family="paragraph" style:parent-style-name="Heading_20_3">
      <style:paragraph-properties loext:contextual-spacing="false" fo:margin-top="0.106cm" fo:margin-bottom="0.176cm" fo:orphans="2" fo:widows="2"/>
    </style:style>
    <style:style style:name="P18" style:family="paragraph" style:parent-style-name="Heading_20_1" style:master-page-name="Standard">
      <style:paragraph-properties loext:contextual-spacing="false" fo:margin-top="0cm" fo:margin-bottom="0cm" fo:orphans="2" fo:widows="2" style:page-number="auto"/>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6" draw:name="Picture 70"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4" draw:name="Picture 77"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5" draw:name="Picture 78" draw:style-name="gr2" draw:text-style-name="P19" svg:width="7.09cm" svg:height="0.343cm" svg:x="-6.033cm" svg:y="0cm">
        <draw:image xlink:href="Pictures/2000000900000FB5000000C9DF37253B.wmf" xlink:type="simple" xlink:show="embed" xlink:actuate="onLoad">
          <text:p/>
        </draw:image>
      </draw:frame>
      <draw:frame text:anchor-type="page" text:anchor-page-number="1" draw:z-index="16" draw:name="Picture 79" draw:style-name="gr2" draw:text-style-name="P19" svg:width="7.09cm" svg:height="0.343cm" svg:x="-6.033cm" svg:y="0cm">
        <draw:image xlink:href="Pictures/2000000900000FB5000000C9DF37253B.wmf" xlink:type="simple" xlink:show="embed" xlink:actuate="onLoad">
          <text:p/>
        </draw:image>
      </draw:frame>
      <text:p text:style-name="P18">The Persistent Object Model</text:p>
      <text:p text:style-name="P6"><draw:frame draw:style-name="fr2" draw:name="graphics1" text:anchor-type="as-char" svg:width="16.51cm" svg:height="0.342cm" draw:z-index="17"><draw:image xlink:href="Pictures/20000009000025F9000000C960F96591.wmf" xlink:type="simple" xlink:show="embed" xlink:actuate="onLoad"/></draw:frame></text:p>
      <text:p text:style-name="P1">This chapter specifies the object model for <text:alphabetical-index-mark-start text:id="IMark5183082656" text:main-entry="true"/>persistence capable<text:alphabetical-index-mark-end text:id="IMark5183082656"/> classes. To the extent possible, the object model is the same as the Java object model. Differences between the Java object model and the JDO object model are highlighted.</text:p>
      <text:p text:style-name="P7"><draw:frame draw:style-name="fr2" draw:name="1" text:anchor-type="as-char" svg:width="7.091cm" svg:height="0.342cm" draw:z-index="20"><draw:image xlink:href="Pictures/2000000900000FB5000000C9DF37253B.wmf" xlink:type="simple" xlink:show="embed" xlink:actuate="onLoad"/></draw:frame></text:p>
      <text:h text:style-name="P13"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8"><text:soft-page-break/><draw:frame draw:style-name="fr2" draw:name="2" text:anchor-type="as-char" svg:width="16.51cm" svg:height="0.342cm" draw:z-index="21"><draw:image xlink:href="Pictures/20000009000025F9000000C960F96591.wmf" xlink:type="simple" xlink:show="embed" xlink:actuate="onLoad"/></draw:frame></text:p>
      <text:p text:style-name="P12"><text:tab/>Figure 15.0<text:tab/>Instantiated persistent objects</text:p>
      <text:p text:style-name="P3"><draw:frame draw:style-name="fr2" draw:name="3" text:anchor-type="as-char" svg:width="16.51cm" svg:height="10.46cm" draw:z-index="22"><draw:image xlink:href="Pictures/2000017700002491000018FB87A6902A.wmf" xlink:type="simple" xlink:show="embed" xlink:actuate="onLoad"/></draw:frame></text:p>
      <text:p text:style-name="P1"><draw:frame draw:style-name="fr1" draw:name="Frame1" text:anchor-type="paragraph" svg:x="-0.002cm" svg:y="-0.002cm" fo:min-width="0.041cm" draw:z-index="2"><draw:text-box fo:min-height="0.041cm"><text:p text:style-name="P9"/></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7"><draw:frame draw:style-name="fr2" draw:name="4" text:anchor-type="as-char" svg:width="7.091cm" svg:height="0.342cm" draw:z-index="18"><draw:image xlink:href="Pictures/2000000900000FB5000000C9DF37253B.wmf" xlink:type="simple" xlink:show="embed" xlink:actuate="onLoad"/></draw:frame></text:p>
      <text:h text:style-name="P13" text:outline-level="2">Goals</text:h>
      <text:p text:style-name="P1">The JDO Object Model has the following objectives:</text:p>
      <text:p text:style-name="P4">•<text:tab/>All field types supported by the Java language, including primitive types, reference types and interface types should be supported by JDO instances.</text:p>
      <text:p text:style-name="P4">•<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4">•<text:tab/>All user-defined classes should be allowed to be persistence-capable.</text:p>
      <text:p text:style-name="P4">•<text:tab/>Some system-defined classes (especially those for modeling state) should be persistence-capable.</text:p>
      <text:p text:style-name="P7"><draw:frame draw:style-name="fr2" draw:name="5" text:anchor-type="as-char" svg:width="7.091cm" svg:height="0.342cm" draw:z-index="19"><draw:image xlink:href="Pictures/2000000900000FB5000000C9DF37253B.wmf" xlink:type="simple" xlink:show="embed" xlink:actuate="onLoad"/></draw:frame></text:p>
      <text:h text:style-name="P13" text:outline-level="2">Architecture</text:h>
      <text:p text:style-name="P1">In Java, variables (including fields of classes) have types. Types are either primitive types or reference types. Reference types are either classes or interfaces. <text:alphabetical-index-mark-start text:id="IMark5183086304" text:main-entry="true"/>Arrays<text:alphabetical-index-mark-end text:id="IMark5183086304"/> are treated as classes.</text:p>
      <text:p text:style-name="P1">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text:span><text:span text:style-name="T1"><text:line-break/></text:span><text:span text:style-name="T1">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5183086304" text:main-entry="true"/>First Class Objects<text:alphabetical-index-mark-end text:id="IMark5183086304"/> and <text:alphabetical-index-mark-start text:id="IMark5183082656" text:main-entry="true"/>Second Class Objects<text:alphabetical-index-mark-end text:id="IMark5183082656"/></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183082656" text:main-entry="true"/>Collection<text:alphabetical-index-mark-end text:id="IMark5183082656"/>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5183082656" text:main-entry="true"/>First Class Objects<text:alphabetical-index-mark-end text:id="IMark5183082656"/></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0"><text:tab/><text:tab/><text:bookmark text:name="R-1042264T"/><text:bookmark text:name="R-1042264"/><text:alphabetical-index-mark-start text:id="IMark5183082656" text:main-entry="true"/>Second Class Objects<text:alphabetical-index-mark-end text:id="IMark5183082656"/></text:p>
      <text:p text:style-name="P1"><text:alphabetical-index-mark-start text:id="IMark5183082656" text:main-entry="true"/>Second Class Objects<text:alphabetical-index-mark-end text:id="IMark5183082656"/> are instances of immutable system classes (java.lang.Integer, java.lang.String, etc.), JDO implementation subclasses of <text:alphabetical-index-mark-start text:id="IMark5183086304" text:main-entry="true"/>mutable<text:alphabetical-index-mark-end text:id="IMark5183086304"/> system classes that implement the functionality of their system class (java.util.Date, java.util.HashSet, etc.), user-defined non-persistence-capable types that use a converter, or persistence-capable classes.</text:p>
      <text:p text:style-name="P1"><text:span text:style-name="Assertion">A6.3-1 [ </text:span><text:alphabetical-index-mark-start text:id="IMark5183086304" text:main-entry="true"/>Second Class Objects<text:alphabetical-index-mark-end text:id="IMark5183086304"/> of <text:alphabetical-index-mark-start text:id="IMark5183082656" text:main-entry="true"/>mutable<text:alphabetical-index-mark-end text:id="IMark5183082656"/>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1">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1">SCO fields must be explicitly or by default identified in the metadata as embedded. If a field, or an element of a <text:alphabetical-index-mark-start text:id="IMark5183082656" text:main-entry="true"/>collection<text:alphabetical-index-mark-end text:id="IMark5183082656"/> or a map key or value is identified as embedded (embedded-element, embedded-key, or embedded-value) then any instances so identified in the <text:alphabetical-index-mark-start text:id="IMark5183086304" text:main-entry="true"/>collection<text:alphabetical-index-mark-end text:id="IMark5183086304"/>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183086304" text:main-entry="true"/>mutable<text:alphabetical-index-mark-end text:id="IMark5183086304"/>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183086304" text:main-entry="true"/>mutable<text:alphabetical-index-mark-end text:id="IMark5183086304"/>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183082656" text:main-entry="true"/>mutable<text:alphabetical-index-mark-end text:id="IMark5183082656"/> SCO types with instances of JDO implementation subclasses of the <text:alphabetical-index-mark-start text:id="IMark5183084000" text:main-entry="true"/>mutable<text:alphabetical-index-mark-end text:id="IMark5183084000"/>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5183084000" text:main-entry="true"/>Arrays<text:alphabetical-index-mark-end text:id="IMark5183084000"/></text:p>
      <text:p text:style-name="P1"><text:span text:style-name="Assertion">A6.3-8 [ </text:span><text:alphabetical-index-mark-start text:id="IMark5183084000" text:main-entry="true"/>Arrays<text:alphabetical-index-mark-end text:id="IMark5183084000"/>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183084000" text:main-entry="true"/>Arrays<text:alphabetical-index-mark-end text:id="IMark5183084000"/>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183082656" text:main-entry="true"/>arrays<text:alphabetical-index-mark-end text:id="IMark5183082656"/>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183082656" text:main-entry="true"/>Arrays<text:alphabetical-index-mark-end text:id="IMark5183082656"/>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1">Interfaces are types whose values may be instances of any class that declare that they implement that interface. </text:p>
      <text:p text:style-name="P7"><draw:frame draw:style-name="fr2" draw:name="6" text:anchor-type="as-char" svg:width="7.091cm" svg:height="0.342cm" draw:z-index="7"><draw:image xlink:href="Pictures/2000000900000FB5000000C9DF37253B.wmf" xlink:type="simple" xlink:show="embed" xlink:actuate="onLoad"/></draw:frame></text:p>
      <text:h text:style-name="P13" text:outline-level="2">Field types of persistence-capable classes</text:h>
      <text:h text:style-name="P16"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7" text:outline-level="3">Transactional non-persistent fields</text:h>
      <text:p text:style-name="P1"><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7" text:outline-level="3"><text:bookmark text:name="R-1045043"/>Persistent fields</text:h>
      <text:p text:style-name="P11"><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0"><text:tab/><text:tab/>Primitive types</text:p>
      <text:p text:style-name="P1">JDO implementations must support fields of any of the primitive types </text:p>
      <text:p text:style-name="P4"><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Fields and properties of primitive types may use a converter in order to convert values to and from database types. Because of auto-boxing, the converter may be defined to use the Java object type corresponding to the primitive type.</text:p>
      <text:p text:style-name="P10"><text:tab/><text:tab/>Immutable Object Class types</text:p>
      <text:p text:style-name="P1">JDO implementations must support fields that reference instances of immutable object classes, and may choose to support these instances as SCOs or FCOs: </text:p>
      <text:p text:style-name="P4">•<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4">•<text:tab/>package <text:span text:style-name="T1">java.util: </text:span><text:alphabetical-index-mark-start text:id="IMark5183082656" text:main-entry="true"/><text:span text:style-name="T1">Locale</text:span><text:alphabetical-index-mark-end text:id="IMark5183082656"/><text:span text:style-name="Assertion">]</text:span><text:span text:style-name="T9">, </text:span><text:alphabetical-index-mark-start text:id="IMark5183086304" text:main-entry="true"/><text:span text:style-name="T1">Currency</text:span><text:alphabetical-index-mark-end text:id="IMark5183086304"/><text:span text:style-name="Assertion">]</text:span><text:span text:style-name="T1">.</text:span></text:p>
      <text:p text:style-name="P4">•<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5">•<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Fields and properties of immutable object types may use a converter in order to convert values to and from database types.</text:p>
      <text:p text:style-name="P10"><text:tab/><text:tab/><text:alphabetical-index-mark-start text:id="IMark5183086304" text:main-entry="true"/>Mutable<text:alphabetical-index-mark-end text:id="IMark5183086304"/> Object Class types</text:p>
      <text:p text:style-name="P1">JDO implementations must support fields that reference instances of the following <text:alphabetical-index-mark-start text:id="IMark5183086304" text:main-entry="true"/>mutable<text:alphabetical-index-mark-end text:id="IMark5183086304"/> object classes, and may choose to support these instances as SCOs or FCOs: </text:p>
      <text:p text:style-name="P4">•<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183086304" text:main-entry="true"/><text:span text:style-name="T1">LinkedHashMap</text:span><text:alphabetical-index-mark-end text:id="IMark5183086304"/><text:span text:style-name="Assertion">]</text:span><text:span text:style-name="T1">, </text:span><text:alphabetical-index-mark-start text:id="IMark5183082656" text:main-entry="true"/><text:span text:style-name="T1">LinkedHashSet</text:span><text:alphabetical-index-mark-end text:id="IMark5183082656"/><text:span text:style-name="Assertion">]</text:span>. </text:p>
      <text:p text:style-name="P1">JDO implementations may optionally support fields that reference instances of the following <text:alphabetical-index-mark-start text:id="IMark5183082656" text:main-entry="true"/>mutable<text:alphabetical-index-mark-end text:id="IMark5183082656"/> object classes, and may choose to support these instances as SCOs or FCOs: </text:p>
      <text:p text:style-name="P4">•<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183082656" text:main-entry="true"/>mutable<text:alphabetical-index-mark-end text:id="IMark5183082656"/>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text:soft-page-break/>JDO implementations that support Maps and Collection types must support converting keys, values, and elements of supported types according to the corresponding Key, Value, or Element metadata.</text:p>
      <text:p text:style-name="P10"><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p>
      <text:p text:style-name="P10"><text:tab/><text:tab/><text:alphabetical-index-mark-start text:id="IMark5183082656" text:main-entry="true"/>Convertible<text:alphabetical-index-mark-end text:id="IMark5183082656"/> types</text:p>
      <text:p text:style-name="P1">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1">Metadata provided for the getter of a property is sufficient to define the property as converted. Providing metadata for the setter is not necessary and may produce upredictable results.</text:p>
      <text:p text:style-name="P10"><text:bookmark text:name="X-102010282"/><text:tab/><text:tab/><text:alphabetical-index-mark-start text:id="IMark5183082656" text:main-entry="true"/>Object Class type<text:alphabetical-index-mark-end text:id="IMark5183082656"/></text:p>
      <text:p text:style-name="P1"><text:span text:style-name="Assertion">A6.4.3-31 [</text:span>JDO implementations must support fields of <text:alphabetical-index-mark-start text:id="IMark5183082656" text:main-entry="true"/><text:span text:style-name="T1">Object</text:span> class type<text:alphabetical-index-mark-end text:id="IMark5183082656"/>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0"><text:bookmark text:name="X-102010281"/><text:tab/><text:tab/><text:alphabetical-index-mark-start text:id="IMark5183082656" text:main-entry="true"/>Collection<text:alphabetical-index-mark-end text:id="IMark5183082656"/>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183082656" text:main-entry="true"/><text:span text:style-name="T1">Collection</text:span><text:alphabetical-index-mark-end text:id="IMark5183082656"/>],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183086304" text:main-entry="true"/><text:span text:style-name="T1">Collection</text:span><text:alphabetical-index-mark-end text:id="IMark5183086304"/><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0"><text:tab/><text:tab/>Other Interface types</text:p>
      <text:p text:style-name="P1"><text:span text:style-name="Assertion">A6.4.3-37 [</text:span>JDO implementations must support fields of interface types other than <text:alphabetical-index-mark-start text:id="IMark5183086304" text:main-entry="true"/><text:span text:style-name="T1">Collection</text:span><text:alphabetical-index-mark-end text:id="IMark5183086304"/>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0"><text:bookmark text:name="X-102009040"/><text:tab/><text:tab/><text:alphabetical-index-mark-start text:id="IMark5183086304" text:main-entry="true"/>Arrays<text:alphabetical-index-mark-end text:id="IMark5183086304"/></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183086304" text:main-entry="true"/>Arrays<text:alphabetical-index-mark-end text:id="IMark5183086304"/> are supported by JDO implementations, they are permitted, but not required, to track changes made to <text:alphabetical-index-mark-start text:id="IMark5183082656" text:main-entry="true"/>Arrays<text:alphabetical-index-mark-end text:id="IMark5183082656"/> that are fields of <text:alphabetical-index-mark-start text:id="IMark5183084000" text:main-entry="true"/>persistence capable<text:alphabetical-index-mark-end text:id="IMark5183084000"/> classes in the methods of the classes.<text:span text:style-name="Assertion">]</text:span> They need not track changes made to <text:alphabetical-index-mark-start text:id="IMark5183086400" text:main-entry="true"/>Arrays<text:alphabetical-index-mark-end text:id="IMark5183086400"/> that are passed by reference as arguments to methods, including methods of persistence-capable classes.</text:p>
      <text:p text:style-name="P1">Portable JDO applications must not depend on whether these fields are treated as SCOs or FCOs.</text:p>
      <text:p text:style-name="P10"><text:bookmark text:name="X-102006911"/><text:soft-page-break/><text:tab/><text:tab/>Enums</text:p>
      <text:p text:style-name="P1">JDO implementations that support Java 5 must support fields of <text:alphabetical-index-mark-start text:id="IMark5183086400" text:main-entry="true"/><text:span text:style-name="T1">enum</text:span><text:alphabetical-index-mark-end text:id="IMark5183086400"/> types and collections of as <text:alphabetical-index-mark-start text:id="IMark5183084000" text:main-entry="true"/><text:span text:style-name="T1">enum</text:span><text:alphabetical-index-mark-end text:id="IMark5183084000"/> types identified above and optionally <text:alphabetical-index-mark-start text:id="IMark5183082656" text:main-entry="true"/>arrays<text:alphabetical-index-mark-end text:id="IMark5183082656"/> of <text:alphabetical-index-mark-start text:id="IMark5183086304" text:main-entry="true"/><text:span text:style-name="T1">enum</text:span><text:alphabetical-index-mark-end text:id="IMark5183086304"/> types. If <text:alphabetical-index-mark-start text:id="IMark5183085056" text:main-entry="true"/>arrays<text:alphabetical-index-mark-end text:id="IMark5183085056"/> are supported, <text:alphabetical-index-mark-start text:id="IMark5183085248" text:main-entry="true"/>arrays<text:alphabetical-index-mark-end text:id="IMark5183085248"/> of <text:span text:style-name="T1">enums</text:span> must be supported.</text:p>
      <text:p text:style-name="P1">Portable JDO applications must not depend on whether these fields are treated as SCOs or FCOs.</text:p>
      <text:p text:style-name="P10"><text:tab/><text:tab/>Optional&lt;T&gt;</text:p>
      <text:p text:style-name="P2">JDO implementations mu<text:span text:style-name="T8">st support fields of type </text:span><text:span text:style-name="T9">Optional&lt;T&gt;</text:span><text:span text:style-name="T8">. </text:span><text:span text:style-name="T9">T</text:span><text:span text:style-name="T8"> might be an</text:span><text:span text:style-name="T7"> Immutable Object Class type, </text:span><text:span text:style-name="T6">java.util.Date</text:span><text:span text:style-name="T7">, Enum type, or Persistence-capable Class type. They may be mapped to nullable datastore types or to </text:span><text:span text:style-name="T6">Optional&lt;T&gt;</text:span><text:span text:style-name="T7"> types at the option of the JDO implementation.</text:span></text:p>
      <text:p text:style-name="P2"><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7"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7" text:outline-level="3">Complex <text:alphabetical-index-mark-start text:id="IMark5183085248" text:main-entry="true"/>enum<text:alphabetical-index-mark-end text:id="IMark5183085248"/> types</text:h>
      <text:p text:style-name="P1">Complex <text:alphabetical-index-mark-start text:id="IMark5183085248" text:main-entry="true"/>enum<text:alphabetical-index-mark-end text:id="IMark5183085248"/>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183085056" text:main-entry="true"/>enum<text:alphabetical-index-mark-end text:id="IMark5183085056"/> types are not persistent.</text:p>
      <text:p text:style-name="P7"><draw:frame draw:style-name="fr2" draw:name="7" text:anchor-type="as-char" svg:width="7.091cm" svg:height="0.342cm" draw:z-index="1"><draw:image xlink:href="Pictures/2000000900000FB5000000C9DF37253B.wmf" xlink:type="simple" xlink:show="embed" xlink:actuate="onLoad"/></draw:frame></text:p>
      <text:h text:style-name="P13" text:outline-level="2"><text:alphabetical-index-mark-start text:id="IMark5183085056" text:main-entry="true"/>Inheritance<text:alphabetical-index-mark-end text:id="IMark5183085056"/></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183085056" text:main-entry="true"/>inheritance<text:alphabetical-index-mark-end text:id="IMark5183085056"/> hierarchy to be persistence-capable and some not persistence-capable.<text:span text:style-name="Assertion">]</text:span> </text:p>
      <text:p text:style-name="P1">The expression "<text:span text:style-name="T9">obj instanceof PersistenceCapable</text:span>" can be true (because of a persistence-capable superclass) when in fact the class of obj is not persistence-capable. Thus, it is not possible for an application to examine a class to determine whether an instance of that class is allowed to be persistent. </text:p>
      <text:p text:style-name="P1"><text:soft-page-break/>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183085056" text:main-entry="true"/>inheritance<text:alphabetical-index-mark-end text:id="IMark5183085056"/>: </text:p>
      <text:p text:style-name="P1">Key fields may be declared only in abstract superclasses and least-derived concrete classes in <text:alphabetical-index-mark-start text:id="IMark5183085056" text:main-entry="true"/>inheritance<text:alphabetical-index-mark-end text:id="IMark5183085056"/> hierarchies. Key fields declared in these classes must also be declared in the corresponding objectid classes, and the objectid classes must form an <text:alphabetical-index-mark-start text:id="IMark5183085248" text:main-entry="true"/>inheritance<text:alphabetical-index-mark-end text:id="IMark5183085248"/> hierarchy corresponding to the <text:alphabetical-index-mark-start text:id="IMark5183086304" text:main-entry="true"/>inheritance<text:alphabetical-index-mark-end text:id="IMark5183086304"/> hierarchy of the persistence-capable classes. A persistence-capable class can only have one concrete objectid class anywhere in its <text:alphabetical-index-mark-start text:id="IMark5183082656" text:main-entry="true"/>inheritance<text:alphabetical-index-mark-end text:id="IMark5183082656"/>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183082656" text:main-entry="true"/>inheritance<text:alphabetical-index-mark-end text:id="IMark5183082656"/>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4</meta:editing-cycles>
    <meta:creation-date>2012-06-24T14:23:19.44</meta:creation-date>
    <meta:editing-duration>P8DT16H53M40S</meta:editing-duration>
    <meta:generator>OpenOffice/4.1.6$Unix OpenOffice.org_project/416m1$Build-9790</meta:generator>
    <dc:title>JDO_Chapter</dc:title>
    <dc:date>2021-07-22T21:50:33</dc:date>
    <dc:creator>Michael Bouschen</dc:creator>
    <meta:document-statistic meta:table-count="0" meta:image-count="8" meta:object-count="0" meta:page-count="10" meta:paragraph-count="136" meta:word-count="4138" meta:character-count="262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